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text-properties style:font-name="Liberation Serif" fo:font-size="11pt" fo:font-weight="bold" officeooo:rsid="0010fc74" officeooo:paragraph-rsid="0010fc74" style:font-size-asian="11pt" style:font-weight-asian="bold" style:font-size-complex="11pt" style:font-weight-complex="bold"/>
    </style:style>
    <style:style style:name="P2" style:family="paragraph" style:parent-style-name="Standard">
      <style:paragraph-properties fo:line-height="115%"/>
      <style:text-properties style:font-name="Liberation Serif" fo:font-size="11pt" officeooo:rsid="0010fc74" officeooo:paragraph-rsid="0010fc74"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10fc74" officeooo:paragraph-rsid="0010fc74" style:font-size-asian="11pt" style:font-size-complex="11pt"/>
    </style:style>
    <style:style style:name="P4" style:family="paragraph" style:parent-style-name="Standard">
      <style:paragraph-properties fo:line-height="115%"/>
      <style:text-properties style:font-name="Liberation Serif" fo:font-size="11pt" officeooo:paragraph-rsid="0010fc74" style:font-size-asian="11pt" style:font-size-complex="11pt"/>
    </style:style>
    <style:style style:name="P5" style:family="paragraph" style:parent-style-name="Standard">
      <style:paragraph-properties fo:margin-left="0cm" fo:margin-right="0cm" fo:line-height="115%" fo:text-align="justify" style:justify-single-word="false" fo:orphans="2" fo:widows="2" fo:text-indent="0cm" style:auto-text-indent="false"/>
      <style:text-properties style:font-name="Liberation Serif" fo:font-size="11pt" style:font-size-asian="11pt" style:font-size-complex="11pt"/>
    </style:style>
    <style:style style:name="P6" style:family="paragraph" style:parent-style-name="Text_20_body">
      <style:paragraph-properties fo:line-height="115%" fo:text-align="justify" style:justify-single-word="false"/>
      <style:text-properties style:font-name="Liberation Serif" fo:font-size="11pt" officeooo:paragraph-rsid="000a66fa" style:font-size-asian="11pt" style:font-size-complex="11pt"/>
    </style:style>
    <style:style style:name="P7"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8" style:family="paragraph" style:parent-style-name="Text_20_body">
      <style:paragraph-properties fo:line-height="115%" fo:text-align="justify" style:justify-single-word="false"/>
      <style:text-properties style:font-name="Liberation Serif" fo:font-size="11pt" officeooo:paragraph-rsid="000a66fa" style:font-size-asian="11pt" style:font-size-complex="11pt"/>
    </style:style>
    <style:style style:name="T1" style:family="text">
      <style:text-properties officeooo:rsid="000393d8"/>
    </style:style>
    <style:style style:name="T2" style:family="text">
      <style:text-properties officeooo:rsid="000a3449"/>
    </style:style>
    <style:style style:name="T3" style:family="text">
      <style:text-properties officeooo:rsid="000a66fa"/>
    </style:style>
    <style:style style:name="T4" style:family="text">
      <style:text-properties officeooo:rsid="000e7faa"/>
    </style:style>
    <style:style style:name="T5" style:family="text">
      <style:text-properties fo:font-style="normal" officeooo:rsid="000e7faa" style:font-style-asian="normal" style:font-style-complex="normal"/>
    </style:style>
    <style:style style:name="T6" style:family="text">
      <style:text-properties fo:font-style="normal" officeooo:rsid="000a66fa" style:font-style-asian="normal" style:font-style-complex="normal"/>
    </style:style>
    <style:style style:name="T7" style:family="text">
      <style:text-properties officeooo:rsid="000fa09c"/>
    </style:style>
    <style:style style:name="T8" style:family="text">
      <style:text-properties officeooo:rsid="0010fc74"/>
    </style:style>
    <style:style style:name="T9" style:family="text">
      <style:text-properties fo:font-variant="normal" fo:text-transform="none" fo:color="#000000" loext:opacity="100%" fo:letter-spacing="normal" fo:font-style="normal" fo:font-weight="normal"/>
    </style:style>
    <style:style style:name="T10" style:family="text">
      <style:text-properties officeooo:rsid="00110968"/>
    </style:style>
    <style:style style:name="T11" style:family="text">
      <style:text-properties officeooo:rsid="00126dbc"/>
    </style:style>
    <style:style style:name="T12" style:family="text">
      <style:text-properties officeooo:rsid="00135575"/>
    </style:style>
    <style:style style:name="T13" style:family="text">
      <style:text-properties officeooo:rsid="001414e5"/>
    </style:style>
    <style:style style:name="T14" style:family="text">
      <style:text-properties officeooo:rsid="00147e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NOLOGIAS E FERRAMENTAS</text:p>
      <text:p text:style-name="P2"/>
      <text:p text:style-name="P2">CARACTERÍSTICAS DE UMA BLOCKCHAIN</text:p>
      <text:p text:style-name="P4"><text:span text:style-name="T8"><text:tab/></text:span><text:span text:style-name="T9">Lorem ipsum dolor sit amet, consectetur adipiscing elit. Suspendisse ut leo cursus, consequat metus eu, scelerisque nisl. Cras tempor interdum mollis. Etiam ac augue non lacus fringilla faucibus. Interdum et malesuada fames ac ante ipsum primis in faucibus. Fusce eget odio elit. Pellentesque non elit lorem. In quis elit vitae eros facilisis rutrum. Aliquam fringilla blandit turpis a euismod. Nullam placerat condimentum orci, quis scelerisque nisl. Nullam elementum lacus nec eros pharetra condimentum. Curabitur urna purus, vestibulum a nibh in, ultricies mattis lacus. Phasellus consequat erat luctus est venenatis, a aliquet neque posuere.</text:span> </text:p>
      <text:p text:style-name="P2"/>
      <text:p text:style-name="P2">CARACTERÍSTICAS DE UMA APLICAÇÃO DESCENTRALIZADA</text:p>
      <text:p text:style-name="P5"><text:span text:style-name="T9"><text:tab/>Lorem ipsum dolor sit amet, consectetur adipiscing elit. Suspendisse ut leo cursus, consequat metus eu, scelerisque nisl. Cras tempor interdum mollis. Etiam ac augue non lacus fringilla faucibus. Interdum et malesuada fames ac ante ipsum primis in faucibus. Fusce eget odio elit. Pellentesque non elit lorem. In quis elit vitae eros facilisis rutrum. Aliquam fringilla blandit turpis a euismod. Nullam placerat condimentum orci, quis scelerisque nisl. Nullam elementum lacus nec eros pharetra condimentum. Curabitur urna purus, vestibulum a nibh in, ultricies mattis lacus. Phasellus consequat erat luctus est venenatis, a aliquet neque posuere.</text:span> </text:p>
      <text:p text:style-name="P2"/>
      <text:p text:style-name="P1">PROPOSTA</text:p>
      <text:p text:style-name="P7"><text:tab/>A proposta deste trabalho é desenvolver um Dece<text:span text:style-name="T1">n</text:span>tralized App (DAPP) <text:span text:style-name="T8">baseado na Web </text:span>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p>
      <text:p text:style-name="P7"><text:tab/>Com <text:span text:style-name="T7">a</text:span> f<text:span text:style-name="T2">inalidade</text:span>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p>
      <text:p text:style-name="P7"><text:tab/><text:span text:style-name="T2">A blockchain da Ethereum será utilizada neste trabalho por possuir uma gama muito alta de ferramentas, além de uma linguagem Turing completa para o desenvolvimento de Smart Contracts (SC). </text:span><text:span text:style-name="T3">Ela deve manipular e armazenar o DAPP por pura descentralização, porém, devido ao gargalo de desempenho da blockchain, </text:span><text:span text:style-name="T4">será escolhido uma</text:span><text:span text:style-name="T3"> implementa</text:span><text:span text:style-name="T4">ção onde</text:span><text:span text:style-name="T3"> somente algumas parte</text:span><text:span text:style-name="T4">s do sistema estará</text:span><text:span text:style-name="T3"> na blockchain.</text:span></text:p>
      <text:p text:style-name="P3"/>
      <text:p text:style-name="P3">DA ARQUITETURA DA APLICAÇÃO</text:p>
      <text:p text:style-name="P6"><text:tab/><text:span text:style-name="T3">A solução proposta conta com uma abordagem de desenvolvimento de um DAPP </text:span><text:span text:style-name="T4">indireto,</text:span><text:span text:style-name="T5"> tendo serviços de back end rodando em um servidor centralizado, enquanto o cliente interage com o SC através destes.</text:span><text:span text:style-name="T6"> </text:span><text:span text:style-name="T3">Como falado anteriormente, e na seção de Fundamentação Teórica, a blockchain possui um desempenho que deixa a desejar para alguns contextos, porém não para o nosso.</text:span></text:p>
      <text:p text:style-name="P6"><text:tab/><text:span text:style-name="T3">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6"><text:tab/><text:span text:style-name="T8">Para o front end será feito uso da principal linguagem de desenvolvimento para a web da atualidade, o JavaScript. Pode-se ser feito o uso dos principais frameworks ou bibliotecas da linguagem, como o Angular, React ou Vue, dentre outros menos difundidos. No desenvolvimento do back end </text:span><text:span text:style-name="T10">pode-se fazer</text:span><text:span text:style-name="T8"> uso </text:span><text:soft-page-break/><text:span text:style-name="T8">de bibliotecas, </text:span><text:span text:style-name="T12">API’s e frameworks </text:span><text:span text:style-name="T8">que agilizam a integração com a BC da Ethereum </text:span><text:span text:style-name="T11">e que permitem que o programador não precise implementar do início as principais funcionalidades de uma BC. </text:span><text:span text:style-name="T13">É possível acessar uma quantidade grande dessas ferramentas através da própria documentação da Ethereum.org, a fonte primária e online para a comunidade da Ethereum, de acordo com o repositório do próprio projeto aberto do site no github.</text:span></text:p>
      <text:p text:style-name="P6"><text:tab/><text:span text:style-name="T14">A imagem a fornece uma visão geral da arquitetura da aplicação.</text:span></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5-25T15:02:00.829000000</dc:date>
    <meta:editing-duration>PT3H28M44S</meta:editing-duration>
    <meta:editing-cycles>13</meta:editing-cycles>
    <meta:generator>LibreOffice/7.3.3.2$Windows_X86_64 LibreOffice_project/d1d0ea68f081ee2800a922cac8f79445e4603348</meta:generator>
    <meta:document-statistic meta:table-count="0" meta:image-count="0" meta:object-count="0" meta:page-count="2" meta:paragraph-count="14" meta:word-count="602" meta:character-count="4021" meta:non-whitespace-character-count="3422"/>
  </office:meta>
</office:document-meta>
</file>